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2cm" svg:stroke-color="#120a04" draw:marker-start-width="0.178cm" draw:marker-end-width="0.178cm" draw:stroke-linejoin="miter" draw:fill="solid" draw:fill-color="#cccccc" fo:padding-top="0.135cm" fo:padding-bottom="0.135cm" fo:padding-left="0.26cm" fo:padding-right="0.26cm"/>
    </style:style>
    <style:style style:name="gr2" style:family="graphic" style:parent-style-name="standard">
      <style:graphic-properties draw:stroke="solid" svg:stroke-width="0.02cm" svg:stroke-color="#00192e" draw:marker-start-width="0.178cm" draw:marker-end-width="0.178cm" draw:stroke-linejoin="miter" draw:fill="solid" draw:fill-color="#00325c" fo:padding-top="0.135cm" fo:padding-bottom="0.135cm" fo:padding-left="0.26cm" fo:padding-right="0.26cm"/>
    </style:style>
    <style:style style:name="gr3" style:family="graphic" style:parent-style-name="standard">
      <style:graphic-properties draw:stroke="solid" svg:stroke-width="0.02cm" svg:stroke-color="#000000" draw:marker-start-width="0.178cm" draw:marker-end-width="0.178cm" draw:stroke-linejoin="miter" draw:fill="solid" draw:fill-color="#0000ff" fo:padding-top="0.135cm" fo:padding-bottom="0.135cm" fo:padding-left="0.26cm" fo:padding-right="0.26cm"/>
    </style:style>
    <style:style style:name="gr4" style:family="graphic" style:parent-style-name="standard">
      <style:graphic-properties draw:stroke="solid" svg:stroke-width="0.02cm" svg:stroke-color="#3f2d10" draw:marker-start-width="0.178cm" draw:marker-end-width="0.178cm" draw:stroke-linejoin="miter" draw:fill="solid" draw:fill-color="#e9d2af" fo:padding-top="0.135cm" fo:padding-bottom="0.135cm" fo:padding-left="0.26cm" fo:padding-right="0.26cm"/>
    </style:style>
    <style:style style:name="gr5" style:family="graphic" style:parent-style-name="standard">
      <style:graphic-properties draw:stroke="solid" svg:stroke-width="0.02cm" svg:stroke-color="#333333" draw:marker-start-width="0.178cm" draw:marker-end-width="0.178cm" draw:stroke-linejoin="miter" draw:fill="solid" draw:fill-color="#ffffff" fo:padding-top="0.135cm" fo:padding-bottom="0.135cm" fo:padding-left="0.26cm" fo:padding-right="0.26cm"/>
    </style:style>
    <style:style style:name="gr6" style:family="graphic" style:parent-style-name="standard">
      <style:graphic-properties draw:stroke="solid" svg:stroke-width="0.02cm" svg:stroke-color="#3f2d10" draw:marker-start-width="0.178cm" draw:marker-end-width="0.178cm" draw:stroke-linejoin="miter" draw:fill="none" fo:padding-top="0.135cm" fo:padding-bottom="0.135cm" fo:padding-left="0.26cm" fo:padding-right="0.26cm"/>
    </style:style>
    <style:style style:name="gr7" style:family="graphic" style:parent-style-name="standard">
      <style:graphic-properties draw:stroke="solid" svg:stroke-width="0.02cm" svg:stroke-color="#333333" draw:marker-start-width="0.178cm" draw:marker-end-width="0.178cm" draw:stroke-linejoin="miter" draw:fill="solid" draw:fill-color="#e6e6e6" fo:padding-top="0.135cm" fo:padding-bottom="0.135cm" fo:padding-left="0.26cm" fo:padding-right="0.26cm"/>
    </style:style>
    <style:style style:name="gr8" style:family="graphic" style:parent-style-name="standard">
      <style:graphic-properties draw:stroke="solid" svg:stroke-width="0.02cm" svg:stroke-color="#333333" draw:marker-start-width="0.178cm" draw:marker-end-width="0.178cm" draw:stroke-linejoin="miter" draw:fill="none" fo:padding-top="0.135cm" fo:padding-bottom="0.135cm" fo:padding-left="0.26cm" fo:padding-right="0.26cm"/>
    </style:style>
    <style:style style:name="gr9" style:family="graphic" style:parent-style-name="standard" style:list-style-name="L1">
      <style:graphic-properties draw:stroke="solid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0e0d0b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" style:family="graphic" style:parent-style-name="standard" style:list-style-name="L1">
      <style:graphic-properties draw:stroke="solid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" style:family="graphic" style:parent-style-name="standard" style:list-style-name="L1">
      <style:graphic-properties draw:stroke="solid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fed02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" style:family="graphic" style:parent-style-name="standard" style:list-style-name="L1">
      <style:graphic-properties draw:stroke="solid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" style:family="graphic" style:parent-style-name="standard" style:list-style-name="L1">
      <style:graphic-properties draw:stroke="solid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979996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" style:family="graphic" style:parent-style-name="standard" style:list-style-name="L1">
      <style:graphic-properties draw:stroke="solid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b2b4b1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" style:family="graphic" style:parent-style-name="standard" style:list-style-name="L1">
      <style:graphic-properties draw:stroke="solid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fed02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" style:family="graphic" style:parent-style-name="standard" style:list-style-name="L1">
      <style:graphic-properties draw:stroke="solid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fed02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" style:family="graphic" style:parent-style-name="standard" style:list-style-name="L1">
      <style:graphic-properties draw:stroke="solid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0e0d0b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" style:family="graphic" style:parent-style-name="standard">
      <style:graphic-properties draw:stroke="solid" svg:stroke-width="0.02cm" svg:stroke-color="#006ca9" draw:marker-start-width="0.178cm" draw:marker-end-width="0.178cm" draw:stroke-linejoin="miter" draw:fill="none" fo:padding-top="0.135cm" fo:padding-bottom="0.135cm" fo:padding-left="0.26cm" fo:padding-right="0.26cm"/>
    </style:style>
    <style:style style:name="gr19" style:family="graphic" style:parent-style-name="standard">
      <style:graphic-properties draw:stroke="solid" svg:stroke-width="0.02cm" svg:stroke-color="#00192e" draw:marker-start-width="0.178cm" draw:marker-end-width="0.178cm" draw:stroke-linejoin="miter" draw:fill="solid" draw:fill-color="#008000" fo:padding-top="0.135cm" fo:padding-bottom="0.135cm" fo:padding-left="0.26cm" fo:padding-right="0.26cm"/>
    </style:style>
    <style:style style:name="gr20" style:family="graphic" style:parent-style-name="standard">
      <style:graphic-properties draw:stroke="solid" svg:stroke-width="0.02cm" svg:stroke-color="#666666" draw:marker-start-width="0.178cm" draw:marker-end-width="0.178cm" draw:stroke-linejoin="miter" draw:fill="solid" draw:fill-color="#ececec" fo:padding-top="0.135cm" fo:padding-bottom="0.135cm" fo:padding-left="0.26cm" fo:padding-right="0.26cm"/>
    </style:style>
    <style:style style:name="gr21" style:family="graphic" style:parent-style-name="standard">
      <style:graphic-properties draw:stroke="solid" svg:stroke-width="0.02cm" svg:stroke-color="#666666" draw:marker-start-width="0.178cm" draw:marker-end-width="0.178cm" draw:stroke-linejoin="miter" draw:fill="none" fo:padding-top="0.135cm" fo:padding-bottom="0.135cm" fo:padding-left="0.26cm" fo:padding-right="0.26cm"/>
    </style:style>
    <style:style style:name="gr22" style:family="graphic" style:parent-style-name="standard">
      <style:graphic-properties draw:stroke="solid" svg:stroke-width="0.02cm" svg:stroke-color="#0c0c0c" draw:marker-start-width="0.178cm" draw:marker-end-width="0.178cm" draw:stroke-linejoin="miter" draw:fill="none" fo:padding-top="0.135cm" fo:padding-bottom="0.135cm" fo:padding-left="0.26cm" fo:padding-right="0.26cm"/>
    </style:style>
    <style:style style:name="gr23" style:family="graphic" style:parent-style-name="standard">
      <style:graphic-properties draw:stroke="solid" svg:stroke-width="0.02cm" svg:stroke-color="#000000" draw:marker-start-width="0.178cm" draw:marker-end-width="0.178cm" draw:stroke-linejoin="miter" draw:fill="solid" draw:fill-color="#333333" fo:padding-top="0.135cm" fo:padding-bottom="0.135cm" fo:padding-left="0.26cm" fo:padding-right="0.26cm"/>
    </style:style>
    <style:style style:name="gr24" style:family="graphic" style:parent-style-name="standard" style:list-style-name="L1">
      <style:graphic-properties draw:stroke="none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4c4c4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" style:family="graphic" style:parent-style-name="standard" style:list-style-name="L1">
      <style:graphic-properties draw:stroke="none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4c4c4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" style:family="graphic" style:parent-style-name="standard" style:list-style-name="L1">
      <style:graphic-properties draw:stroke="none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4c4c4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" style:family="graphic" style:parent-style-name="standard" style:list-style-name="L1">
      <style:graphic-properties draw:stroke="none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4c4c4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" style:family="graphic" style:parent-style-name="standard" style:list-style-name="L1">
      <style:graphic-properties draw:stroke="none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4c4c4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" style:family="graphic" style:parent-style-name="standard" style:list-style-name="L1">
      <style:graphic-properties draw:stroke="none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4c4c4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" style:family="graphic" style:parent-style-name="standard" style:list-style-name="L1">
      <style:graphic-properties draw:stroke="none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4c4c4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" style:family="graphic" style:parent-style-name="standard" style:list-style-name="L1">
      <style:graphic-properties draw:stroke="none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4c4c4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999999" style:text-outline="false" style:text-line-through-style="none" style:text-position="0% 100%" fo:font-family="Arial" style:font-family-generic="roman" style:font-pitch="variable" fo:font-size="6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6pt" style:language-asian="zh" style:country-asian="CN" style:font-style-asian="normal" style:font-weight-asian="normal" style:font-family-complex="'Lohit Hindi'" style:font-family-generic-complex="system" style:font-pitch-complex="variable" style:font-size-complex="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layer="layout" svg:width="0.753cm" svg:height="0.374cm" svg:x="2.597cm" svg:y="1.236cm" svg:viewBox="0 0 754 375" svg:d="m12 3c-54 15 92 180 112 215 30 53 158 109 210 148 44 34 169-45 201-69 52-40 131-27 166-8 109 62 23-49-12-87-27-30-120-55-162-71-71-28-97-75-161-111-60-34-117-19-181-1-40 12-122-20-173-16z">
          <text:p/>
        </draw:path>
        <draw:path draw:style-name="gr2" draw:layer="layout" svg:width="0.903cm" svg:height="0.477cm" svg:x="2.281cm" svg:y="3.081cm" svg:viewBox="0 0 904 478" svg:d="m513 71c111-67 239-103 353-32 54 111 58 249-36 340-54 30-97 52-162 70-196 10-425 57-619 6-63-41-54-106-35-175 160-75 333-131 499-209z">
          <text:p/>
        </draw:path>
        <draw:path draw:style-name="gr3" draw:layer="layout" svg:width="1.06cm" svg:height="1.558cm" svg:x="1.749cm" svg:y="1.888cm" svg:viewBox="0 0 1061 1559" svg:d="m1054 1295c-99-122-26-197-13-336-43-175 11-348-26-522-17-110 84-211 29-307-63-85-222-125-329-130-137 20-275 2-411 31-101 44-276 77-287 185-5 98 97 254 52 342-14 157-61 334-38 492 31 183-48 135-28 317 158-90 381 211 561 191 150-54 397-149 490-263z">
          <text:p/>
        </draw:path>
        <draw:path draw:style-name="gr4" draw:layer="layout" svg:width="0.47cm" svg:height="0.372cm" svg:x="2.11cm" svg:y="1.805cm" svg:viewBox="0 0 471 373" svg:d="m0 229c23 171 331 188 471 63-22-95-28-204-109-270-76-27-157-23-236-19-71 33-125 163-126 226z">
          <text:p/>
        </draw:path>
        <draw:path draw:style-name="gr4" draw:layer="layout" svg:width="1.067cm" svg:height="1.465cm" svg:x="1.792cm" svg:y="0.385cm" svg:viewBox="0 0 1068 1466" svg:d="m17 322c-50 169 22 369 67 535-65 206-56 394 139 559 227 74 711 108 789-211 48-401-39-170 52-506 30-434-124-728-532-697-283-9-404 136-515 320z">
          <text:p/>
        </draw:path>
        <draw:path draw:style-name="gr1" draw:layer="layout" svg:width="0.937cm" svg:height="0.623cm" svg:x="1.865cm" svg:y="1.325cm" svg:viewBox="0 0 938 624" svg:d="m476 3c-196-11-298 105-410 175-19 6-32 32-47 49-59 124 27 259 138 336 93 54 187 72 289 54 96-17 201-12 286-58 141-21 190-97 206-234-6-94-52-204-132-250-104-30-222-90-330-72zm-28 119c64 19 189 56 238 98 20 82-19 163-103 153-55-66-165-50-227 12-73 14-104-74-102-135 24-65 139-94 194-128z">
          <text:p/>
        </draw:path>
        <draw:path draw:style-name="gr1" draw:layer="layout" svg:width="1.229cm" svg:height="1.052cm" svg:x="1.735cm" svg:y="0.308cm" svg:viewBox="0 0 1230 1053" svg:d="m590 296c158-36 132-74 172-123 315-11 337 268 287 393 59-52 28-79 100-28 17 14 4 143 2 160-3 18-66 242-53 247 158-95 187-517 18-747-124-170-343-238-532-174-542-112-731 563-464 1029 31-106-58-317-19-432 33-29 41 29 83 24-141-287 14-442 204-472 49-43 48 108 202 123z">
          <text:p/>
        </draw:path>
        <draw:path draw:style-name="gr5" draw:layer="layout" svg:width="0.197cm" svg:height="0.225cm" svg:x="2.429cm" svg:y="0.874cm" svg:viewBox="0 0 198 226" svg:d="m22 70c-50 105-14 168 90 154 31 15 99-62 84-113 14-138-105-143-174-41z">
          <text:p/>
        </draw:path>
        <draw:path draw:style-name="gr5" draw:layer="layout" svg:width="0.198cm" svg:height="0.236cm" svg:x="2.05cm" svg:y="0.869cm" svg:viewBox="0 0 199 237" svg:d="m122 0c-91 17-135 80-119 174 103 179 307-72 119-174z">
          <text:p/>
        </draw:path>
        <draw:path draw:style-name="gr3" draw:layer="layout" svg:width="0.095cm" svg:height="0.123cm" svg:x="2.457cm" svg:y="0.982cm" svg:viewBox="0 0 96 124" svg:d="m84 38c18 1-22-72-69-18-37 41 2 98 28 103 54 9 64-77 41-85z">
          <text:p/>
        </draw:path>
        <draw:path draw:style-name="gr3" draw:layer="layout" svg:width="0.111cm" svg:height="0.114cm" svg:x="2.1cm" svg:y="0.993cm" svg:viewBox="0 0 112 115" svg:d="m58 14c16-33-77-8-55 70 16 53 75 22 80 19 59-37 13-136-25-89z">
          <text:p/>
        </draw:path>
        <draw:path draw:style-name="gr4" draw:layer="layout" svg:width="0.196cm" svg:height="0.258cm" svg:x="2.195cm" svg:y="1.072cm" svg:viewBox="0 0 197 259" svg:d="m74 3c-40 76-155 260 22 256 165 0 79-188 75-259">
          <text:p/>
        </draw:path>
        <draw:path draw:style-name="gr6" draw:layer="layout" svg:width="0.189cm" svg:height="0.008cm" svg:x="2.23cm" svg:y="1.561cm" svg:viewBox="0 0 190 9" svg:d="m0 0c34 15 130 9 190 3">
          <text:p/>
        </draw:path>
        <draw:path draw:style-name="gr4" draw:layer="layout" svg:width="0.158cm" svg:height="0.233cm" svg:x="2.831cm" svg:y="0.868cm" svg:viewBox="0 0 159 234" svg:d="m0 19c262-104 153 253 5 212">
          <text:p/>
        </draw:path>
        <draw:path draw:style-name="gr4" draw:layer="layout" svg:width="0.072cm" svg:height="0.12cm" svg:x="2.859cm" svg:y="0.926cm" svg:viewBox="0 0 73 121" svg:d="m6 15c75-56 104 57-6 106">
          <text:p/>
        </draw:path>
        <draw:path draw:style-name="gr4" draw:layer="layout" svg:width="0.173cm" svg:height="0.226cm" svg:x="1.71cm" svg:y="0.952cm" svg:viewBox="0 0 174 227" svg:d="m150 9c-273-68-117 272 24 211">
          <text:p/>
        </draw:path>
        <draw:path draw:style-name="gr4" draw:layer="layout" svg:width="0.083cm" svg:height="0.113cm" svg:x="1.77cm" svg:y="1.008cm" svg:viewBox="0 0 84 114" svg:d="m64 10c-82-45-95 70 20 104">
          <text:p/>
        </draw:path>
        <draw:path draw:style-name="gr3" draw:layer="layout" svg:width="0.503cm" svg:height="0.668cm" svg:x="2.679cm" svg:y="1.994cm" svg:viewBox="0 0 504 669" svg:d="m0 332c11 30 29 41 72 119 37 81 58 131 74 218 144-40 219-93 358-164-28-69-69-137-95-207-39-91-103-112-159-187-65-51-87-69-161-111z">
          <text:p/>
        </draw:path>
        <draw:path draw:style-name="gr7" draw:layer="layout" svg:width="0.575cm" svg:height="0.575cm" svg:x="2.26cm" svg:y="3.487cm" svg:viewBox="0 0 576 576" svg:d="m432 356c-82 60-161 171-265 220-36 0-69-16-102-27-39-24-54-60-65-103 7-97 74-177 129-253 37-72 94-151 174-175 111-45 174 1 273 58-51 91-100 184-144 280z">
          <text:p/>
        </draw:path>
        <draw:path draw:style-name="gr8" draw:layer="layout" svg:width="0.377cm" svg:height="0.49cm" svg:x="2.302cm" svg:y="3.507cm" svg:viewBox="0 0 378 491" svg:d="m0 491c25-110 65-224 132-287 56-87 114-161 246-204">
          <text:p/>
        </draw:path>
        <draw:g>
          <draw:path draw:style-name="gr9" draw:text-style-name="P1" draw:layer="layout" svg:width="0.396cm" svg:height="0.788cm" svg:x="2.231cm" svg:y="2.225cm" svg:viewBox="0 0 397 789" svg:d="m157 0c-199 53-127 284-157 431 8-17 19-53 23-72 7-30 22-98 29-130 0-15-4-42-6-56 65-41 187-35 166 70 0 30 2 86 2 112 17 35 48 106 64 140-32-8-101-23-133-32 84 45 146 114 188 199-19 5-55 20-75 27 29 34 52 64 80 100 13-23 44-68 59-90 7-171-119-306-135-472-5-89-52-163-105-227z">
            <text:p/>
          </draw:path>
          <draw:path draw:style-name="gr10" draw:text-style-name="P1" draw:layer="layout" svg:width="0.166cm" svg:height="0.106cm" svg:x="2.279cm" svg:y="2.374cm" svg:viewBox="0 0 167 107" svg:d="m165 92c21-103-102-111-165-66 1 12 3 38 5 53 51 32 106 37 160 13z">
            <text:p/>
          </draw:path>
          <draw:path draw:style-name="gr11" draw:text-style-name="P1" draw:layer="layout" svg:width="0.189cm" svg:height="0.168cm" svg:x="2.257cm" svg:y="2.453cm" svg:viewBox="0 0 190 169" svg:d="m186 16c-54 22-107 17-159-16-7 35-20 100-27 132l78 36 11 1c26-11 76-31 101-39 0-30-4-86-4-114z">
            <text:p/>
          </draw:path>
          <draw:path draw:style-name="gr12" draw:text-style-name="P1" draw:layer="layout" svg:width="0.392cm" svg:height="0.572cm" svg:x="2.171cm" svg:y="2.581cm" svg:viewBox="0 0 393 573" svg:d="m277 0c-26 11-79 30-104 41l-4 1c-1 0-4-1-5-1l-81-37c-4 18-16 53-22 70l-20 73c-15 70-31 142-41 215 11 7 40 22 51 28 27 59 47 122 65 183 52-26 105-30 162-9-1-77-1-157-1-234l42 2c19-6 55-21 74-28-42-84-104-152-188-198 34 10 99 25 133 32-15-34-46-103-61-138z">
            <text:p/>
          </draw:path>
          <draw:path draw:style-name="gr13" draw:text-style-name="P1" draw:layer="layout" svg:width="0.01cm" svg:height="0cm" svg:x="2.334cm" svg:y="2.619cm" svg:viewBox="0 0 11 1" svg:d="m11 0h-11c1 0 4 1 5 1z">
            <text:p/>
          </draw:path>
          <draw:path draw:style-name="gr14" draw:text-style-name="P1" draw:layer="layout" svg:width="0.077cm" svg:height="0.1cm" svg:x="2.249cm" svg:y="2.84cm" svg:viewBox="0 0 78 101" svg:d="m55 0c-62 12-71 48-30 101 58-12 68-44 30-101z">
            <text:p/>
          </draw:path>
          <draw:path draw:style-name="gr15" draw:text-style-name="P1" draw:layer="layout" svg:width="0.288cm" svg:height="0.329cm" svg:x="2.447cm" svg:y="2.91cm" svg:viewBox="0 0 289 330" svg:d="m44 1-44-1c0 78 0 157 1 235l3 23 7 72c104-15 188-75 278-123-38-64-84-124-110-195-14 23-41 67-55 89-26-33-54-66-80-100z">
            <text:p/>
          </draw:path>
          <draw:path draw:style-name="gr16" draw:text-style-name="P1" draw:layer="layout" svg:width="0.294cm" svg:height="0.312cm" svg:x="1.991cm" svg:y="2.906cm" svg:viewBox="0 0 295 313" svg:d="m177 35c-17-9-57-25-80-35l-27 37c-15 20-50 59-69 79-1 49-1 98-1 149 33 12 97 34 131 45 46 4 93 4 139 0 8-15 19-45 25-63-17-63-40-123-66-183-12-7-38-20-52-29z">
            <text:p/>
          </draw:path>
          <draw:path draw:style-name="gr17" draw:text-style-name="P1" draw:layer="layout" svg:width="0.186cm" svg:height="0.083cm" svg:x="2.261cm" svg:y="3.131cm" svg:viewBox="0 0 187 84" svg:d="m187 12c-56-19-111-15-161 10-8 15-19 47-26 62 64-1 131-17 187-49z">
            <text:p/>
          </draw:path>
        </draw:g>
        <draw:path draw:style-name="gr2" draw:layer="layout" svg:width="0.945cm" svg:height="0.468cm" svg:x="1.364cm" svg:y="3.092cm" svg:viewBox="0 0 946 469" svg:d="m546 137c-142-55-276-153-435-135-108 26-101 119-108 210-12 75 10 126 72 168 166 99 354 98 540 79 120 12 260 14 328-100 39-157-292-175-397-222z">
          <text:p/>
        </draw:path>
        <draw:path draw:style-name="gr4" draw:layer="layout" svg:width="0.46cm" svg:height="0.596cm" svg:x="1.252cm" svg:y="2.39cm" svg:viewBox="0 0 461 597" svg:d="m250 16c-129 41-193 212-249 312-10 77 96 234 162 268 90 14 142-132 212-187 19-19 75-114 81-137 27-117-52-333-206-256z">
          <text:p/>
        </draw:path>
        <draw:path draw:style-name="gr3" draw:layer="layout" svg:width="0.532cm" svg:height="0.73cm" svg:x="1.331cm" svg:y="2.021cm" svg:viewBox="0 0 533 731" svg:d="m533 297c-25 86 14 44-33 119-41 79-89 229-110 315-141-48-256-184-390-262 31-68 115-138 145-206 44-89 88-88 148-160 55-42 71-99 185-103z">
          <text:p/>
        </draw:path>
        <draw:path draw:style-name="gr18" draw:layer="layout" svg:width="0.187cm" svg:height="0.028cm" svg:x="2.192cm" svg:y="2.596cm" svg:viewBox="0 0 188 29" svg:d="m0 29c54-17 132-23 188-29">
          <text:p/>
        </draw:path>
        <draw:path draw:style-name="gr7" draw:layer="layout" svg:width="0.595cm" svg:height="0.562cm" svg:x="1.701cm" svg:y="3.467cm" svg:viewBox="0 0 596 563" svg:d="m160 358c85 56 170 163 277 205 35-2 67-20 100-32 38-27 50-64 59-107-12-96-84-172-143-245-40-70-102-145-183-166-113-38-174 12-270 74 57 88 110 178 160 271z">
          <text:p/>
        </draw:path>
        <draw:path draw:style-name="gr8" draw:layer="layout" svg:width="0.404cm" svg:height="0.468cm" svg:x="1.854cm" svg:y="3.489cm" svg:viewBox="0 0 405 469" svg:d="m405 469c-32-108-78-220-148-279-61-84-123-155-257-190">
          <text:p/>
        </draw:path>
        <draw:path draw:style-name="gr19" draw:layer="layout" svg:width="0.667cm" svg:height="0.492cm" svg:x="1.372cm" svg:y="3.278cm" svg:viewBox="0 0 668 493" svg:d="m1 0c-16 204 113 354 306 418 59 22 107 57 168 75 38-35 73-80 113-119 23-31 65-97 80-129-101-22-230-115-316-187z">
          <text:p/>
        </draw:path>
        <draw:path draw:style-name="gr20" draw:layer="layout" svg:width="1.378cm" svg:height="1.895cm" svg:x="1.005cm" svg:y="1.901cm" svg:viewBox="0 0 1379 1896" svg:d="m1 0c273 241 573 411 922 511 113 28 346 156 389 192-9 370 86 741 64 1193-199-55-394-182-607-235-114-57-537-74-677-202 10-171 29-352 5-522-23-118-5-242-32-362-7-169-74-385-64-575z">
          <text:p/>
        </draw:path>
        <draw:path draw:style-name="gr21" draw:layer="layout" svg:width="1.018cm" svg:height="0.882cm" svg:x="1.154cm" svg:y="2.163cm" svg:viewBox="0 0 1019 883" svg:d="m0 0c311 212 658 398 1002 487 30 125 15 260-1 396-335-187-663-304-978-467 24-120-14-282-23-416z">
          <text:p/>
        </draw:path>
        <draw:path draw:style-name="gr4" draw:layer="layout" svg:width="0.305cm" svg:height="0.543cm" svg:x="0.929cm" svg:y="2.374cm" svg:viewBox="0 0 306 544" svg:d="m169 12c-116-51-92 75-71 176-150 5-110 156 0 181-17 9-62-12-71 53 11 64 51 93 106 119 33 8 52 2 80-9 32-34-15-88-36-128 27-1 55-15 89-39 3-35-79-131-80-133 66-14 129-16 119-79-24-69-73-111-136-141z">
          <text:p/>
        </draw:path>
        <draw:path draw:style-name="gr21" draw:layer="layout" svg:width="0.035cm" svg:height="0.37cm" svg:x="1.468cm" svg:y="2.361cm" svg:viewBox="0 0 36 371" svg:d="m0 0c6 131 55 241 27 371">
          <text:p/>
        </draw:path>
        <draw:path draw:style-name="gr21" draw:layer="layout" svg:width="0.015cm" svg:height="0.354cm" svg:x="1.802cm" svg:y="2.523cm" svg:viewBox="0 0 16 355" svg:d="m0 0c29 168 7 224 15 355">
          <text:p/>
        </draw:path>
        <draw:path draw:style-name="gr21" draw:layer="layout" svg:width="0.938cm" svg:height="0.703cm" svg:x="1.209cm" svg:y="2.905cm" svg:viewBox="0 0 939 704" svg:d="m4 0c347 86 597 261 935 329-34 125-15 250-4 375-303-155-620-195-935-327 24-123 13-244 4-377z">
          <text:p/>
        </draw:path>
        <draw:path draw:style-name="gr21" draw:layer="layout" svg:width="0.015cm" svg:height="0.377cm" svg:x="1.51cm" svg:y="3.004cm" svg:viewBox="0 0 16 378" svg:d="m8 0c6 130 19 246-8 378">
          <text:p/>
        </draw:path>
        <draw:path draw:style-name="gr21" draw:layer="layout" svg:width="0.012cm" svg:height="0.361cm" svg:x="1.844cm" svg:y="3.126cm" svg:viewBox="0 0 13 362" svg:d="m0 0c29 165-2 231 6 362">
          <text:p/>
        </draw:path>
        <draw:path draw:style-name="gr22" draw:layer="layout" svg:width="0.678cm" svg:height="0.242cm" svg:x="1.27cm" svg:y="2.818cm" svg:viewBox="0 0 679 243" svg:d="m0 0c14 11 17 33 33 42 16 3 17-18 28-25 9 3 19 17 27 2 5-6 11-27 19-11 8 12 13 28 26 35 12 4 26-4 25-16 20 29 36 61 65 82 14 11 34 9 48 0 23-15 43-35 69-47 15 0 19 21 33 26 14 10 25-12 36-9 11 12 13 31 29 40 23 17 38 44 65 56 13 6 29 3 41-4 16-2 30 8 43 15 18 10 36 21 57 25 12 2 24 9 29 21 2 3 4 7 6 11">
          <text:p/>
        </draw:path>
        <draw:path draw:style-name="gr21" draw:layer="layout" svg:width="0.086cm" svg:height="0.195cm" svg:x="1.553cm" svg:y="2.591cm" svg:viewBox="0 0 87 196" svg:d="m27 77c-8 1-14-5-19-10-4-7-9-15-8-23 2-13 10-22 18-31 6-6 12-13 20-13s15 4 21 9c7 6 10 16 12 25 2 14-5 28-14 37-7 5-15 6-22 9-4 1-8 5-8 9-1 7 2 13 4 18 3 7 7 14 10 21 4 14 2 28 5 42 1 8-1 17 0 26 0-15 0-30-2-45-2-5-3-11-7-14s-8 2-10 6c-3 5-3 12-7 17-4 7-11 12-17 17 1-4 4-8 6-11 6-9 12-19 22-25 4-3 10-1 13 2 5 4 10 9 16 11 9 3 18 4 27 4">
          <text:p/>
        </draw:path>
        <draw:path draw:style-name="gr21" draw:layer="layout" svg:width="0.086cm" svg:height="0.195cm" svg:x="1.685cm" svg:y="2.622cm" svg:viewBox="0 0 87 196" svg:d="m27 77c-8 1-14-5-19-10-4-7-9-15-8-23 2-13 10-22 18-31 6-6 12-13 20-13s15 4 21 9c7 6 10 16 12 25 2 14-5 28-14 37-7 5-15 6-22 9-4 1-8 5-8 9-1 7 2 13 4 18 3 7 7 14 10 21 4 14 2 28 5 42 1 8-1 17 0 26 0-15 0-30-2-45-2-5-3-11-7-14s-8 2-10 6c-3 5-3 12-7 17-4 7-11 12-17 17 1-4 4-8 6-11 6-9 12-19 22-25 4-3 10-1 13 2 5 4 10 9 16 11 9 3 18 4 27 4">
          <text:p/>
        </draw:path>
        <draw:path draw:style-name="gr21" draw:layer="layout" svg:width="0.197cm" svg:height="0.292cm" svg:x="1.208cm" svg:y="2.309cm" svg:viewBox="0 0 198 293" svg:d="m0 41c11-3 19-12 28-20 8-7 16-17 26-21 8-2 11 7 12 13 1 17-1 35-1 52 0 19-1 39 5 57 2 8 9 15 18 14 14-2 24-11 35-20 13-12 25-26 39-38 5 0 0 10-1 13-9 29-21 56-24 86-2 6 1 14 7 7 6-5 11-13 18-16 9 1 6 13 6 19-2 18-6 35-9 53 8-1 18-1 25 5 9 9 10 22 10 33 1 5 3 10 4 15">
          <text:p/>
        </draw:path>
        <draw:path draw:style-name="gr21" draw:layer="layout" svg:width="0.217cm" svg:height="0.277cm" svg:x="1.879cm" svg:y="2.675cm" svg:viewBox="0 0 218 278" svg:d="m0 187c10-11 11-25 12-38 2-28 1-55 1-83 1-13-1-26 2-38 2-9 12-8 17-2 11 8 19 20 32 25 8 2 10 9 10 16 1 17 1 34 1 50 0-14-1-29 3-43 4-20 13-39 13-60 1-6 2-17 11-13 10 3 20 9 30 12 7 2 12 9 8 16-4 10-11 18-11 29-1 21 4 42 3 63 0 11-5 21-4 31 2 9 12 11 20 13 22 6 44 13 65 22 7 4 5 13 2 18-6 15-18 29-21 46 0 8 1 17 0 26-5 4-13-4-19-6-14-6-28-12-42-19-24-12-47-26-72-35-21-7-41-19-61-30z">
          <text:p/>
        </draw:path>
        <draw:path draw:style-name="gr21" draw:layer="layout" svg:width="0.181cm" svg:height="0.11cm" svg:x="1.671cm" svg:y="3.228cm" svg:viewBox="0 0 182 111" svg:d="m117 51c7 10 3 24-3 33-6 11-14 22-27 26-18 4-37-3-54-10-11-5-25-11-31-23-4-12-2-25 1-37 4-14 17-23 29-31 18-12 41-9 59 1 12 6 18 17 26 27 4 6 12 9 18 7 10-2 16-10 23-17 8-9 15-18 24-27">
          <text:p/>
        </draw:path>
        <draw:path draw:style-name="gr21" draw:layer="layout" svg:width="0.149cm" svg:height="0.056cm" svg:x="1.288cm" svg:y="3.012cm" svg:viewBox="0 0 150 57" svg:d="m0 0c150 57 150 57 150 57">
          <text:p/>
        </draw:path>
        <draw:line draw:style-name="gr21" draw:layer="layout" svg:x1="1.301cm" svg:y1="3.131cm" svg:x2="1.455cm" svg:y2="3.184cm">
          <text:p/>
        </draw:line>
        <draw:line draw:style-name="gr21" draw:layer="layout" svg:x1="1.385cm" svg:y1="3.25cm" svg:x2="1.266cm" svg:y2="3.219cm">
          <text:p/>
        </draw:line>
        <draw:path draw:style-name="gr21" draw:layer="layout" svg:width="0.184cm" svg:height="0.23cm" svg:x="1.894cm" svg:y="3.237cm" svg:viewBox="0 0 185 231" svg:d="m52 225c-20-20-37-44-47-70-5-13-7-27-3-40 6-22 22-41 26-64 6-21 21-41 42-49 7-3 15-3 22 1 18 8 33 22 48 36 11 11 23 22 29 38 7 17 10 36 15 54 3 19-3 38-11 55-4 9-7 19-10 28-5 8-15 10-24 12-20 5-41 7-61 1-9-3-17-11-17-21s7-18 6-28c-1-22-14-40-19-61-3-9-5-20 0-29 7-10 20-11 30-11 12 0 24 2 36 6 10 5 14 18 13 28-1 16-6 30-13 44-4 6-9-4-13-5">
          <text:p/>
        </draw:path>
        <draw:path draw:style-name="gr4" draw:layer="layout" svg:width="0.429cm" svg:height="0.454cm" svg:x="2.848cm" svg:y="2.428cm" svg:viewBox="0 0 430 455" svg:d="m211 16c129 41 162 181 218 281 10 77-59 115-124 150-91 13-148 17-219-38-19-19-75-114-81-137-27-117 52-333 206-256z">
          <text:p/>
        </draw:path>
        <draw:path draw:style-name="gr19" draw:layer="layout" svg:width="0.658cm" svg:height="0.542cm" svg:x="2.528cm" svg:y="3.251cm" svg:viewBox="0 0 659 543" svg:d="m656 32c17 141-55 241-143 343-100 62-165 128-278 168-37-35-125-85-165-123-26-57-54-106-70-154 73-35 139-78 207-121 59-46 133-77 165-145z">
          <text:p/>
        </draw:path>
        <draw:path draw:style-name="gr20" draw:layer="layout" svg:width="1.24cm" svg:height="1.556cm" svg:x="2.308cm" svg:y="2.25cm" svg:viewBox="0 0 1241 1557" svg:d="m29 354c126-88 212-65 326-167 156-81 661-216 868-182-47 222-5 152-4 324 25 334-7 662 22 980-147 17-490 108-636 153-79 31-569 134-576 79 51-220-23-453-26-670-16-173 48-346 26-517z">
          <text:p/>
        </draw:path>
        <draw:path draw:style-name="gr23" draw:layer="layout" svg:width="0.33cm" svg:height="0.349cm" svg:x="3.094cm" svg:y="2.565cm" svg:viewBox="0 0 331 350" svg:d="m103 15c-54 11-78 76-96 125-21 70 10 141 25 210 81-14 145-30 216-45 62-9 92-65 80-123-14-61-54-128-95-171-33-25-91 0-130 4z">
          <text:p/>
        </draw:path>
        <draw:path draw:style-name="gr4" draw:layer="layout" svg:width="0.305cm" svg:height="0.543cm" svg:x="3.399cm" svg:y="2.427cm" svg:viewBox="0 0 306 544" svg:d="m138 12c115-51 92 75 70 176 150 5 111 156 0 181 18 9 62-12 71 53-10 64-51 93-106 119-33 8-52 2-79-9-33-34 14-88 35-128-27-1-55-15-88-39-4-35 78-131 79-133-65-14-129-16-119-79 24-69 73-111 137-141z">
          <text:p/>
        </draw:path>
        <draw:path draw:style-name="gr22" draw:layer="layout" svg:width="0.467cm" svg:height="0.119cm" svg:x="2.469cm" svg:y="2.751cm" svg:viewBox="0 0 468 120" svg:d="m0 120c12-23 18-61 46-68 9 8 12 33 27 15 15-15 37-20 55-7 28 15 63 3 85-17 11-8 23-33 21-39-9 15-6 44 16 43 25 2 44-23 69-17 20 10 37-4 39-25 14-15 30 18 49 9 20 3 48-17 61-14-1 1-3 4-1 5">
          <text:p/>
        </draw:path>
        <draw:path draw:style-name="gr22" draw:layer="layout" svg:width="0.497cm" svg:height="0.097cm" svg:x="2.487cm" svg:y="2.888cm" svg:viewBox="0 0 498 98" svg:d="m0 97c27 4 51-13 64-35 20-8 31 16 45 25 24 12 38-20 51-34 14-25 37-16 56-5 32 7 64-1 93-12 22-10 46-8 69-10 18-10 35 2 52 6 23 1 31-30 54-32 5 0 10 2 14 5">
          <text:p/>
        </draw:path>
        <draw:path draw:style-name="gr21" draw:layer="layout" svg:width="0.974cm" svg:height="0.616cm" svg:x="2.447cm" svg:y="3.016cm" svg:viewBox="0 0 975 617" svg:d="m0 229c336-115 622-102 948-229l27 401c-329 39-645 167-953 216 15-138-5-258-22-388z">
          <text:p/>
        </draw:path>
        <draw:path draw:style-name="gr21" draw:layer="layout" svg:width="0.043cm" svg:height="0.387cm" svg:x="2.769cm" svg:y="3.166cm" svg:viewBox="0 0 44 388" svg:d="m0 0c14 129 57 238 40 388">
          <text:p/>
        </draw:path>
        <draw:path draw:style-name="gr21" draw:layer="layout" svg:width="0.048cm" svg:height="0.383cm" svg:x="3.087cm" svg:y="3.1cm" svg:viewBox="0 0 49 384" svg:d="m0 0c39 150 32 256 49 384">
          <text:p/>
        </draw:path>
        <draw:path draw:style-name="gr21" draw:layer="layout" svg:width="0.139cm" svg:height="0.296cm" svg:x="2.545cm" svg:y="3.262cm" svg:viewBox="0 0 140 297" svg:d="m43 116c-12 3-22-6-29-15-8-10-16-21-14-35 3-18 16-33 29-46 10-9 19-20 33-20 12 0 24 7 34 14 12 9 15 24 18 38 5 21-7 42-23 55-9 8-22 10-34 14-7 2-13 8-13 15-3 9 3 18 7 27 5 11 11 21 16 32 6 20 3 42 8 63 2 13-1 26-1 39 0-22 0-45-4-67-1-8-3-17-10-23-7-3-13 4-16 10-5 8-5 19-11 26-7 10-18 18-28 25 2-6 7-11 10-16 10-14 20-29 35-38 7-4 16-1 22 4 8 6 16 13 26 16 13 4 28 6 42 6">
          <text:p/>
        </draw:path>
        <draw:path draw:style-name="gr21" draw:layer="layout" svg:width="0.193cm" svg:height="0.238cm" svg:x="2.862cm" svg:y="3.226cm" svg:viewBox="0 0 194 239" svg:d="m0 15c18-3 34-10 52-14 6-2 14-1 15 6 2 12-2 24-5 36-7 27-18 53-25 81-1 3-1 12 3 6 8-13 14-27 18-41 8-6 18-9 27-11s18-4 26 1c7 4 5 14 3 20-6 15-14 29-21 43-11 26-23 51-31 78-1 6-5 14 1 19 6 0 11-6 16-10 21-20 39-44 57-67 4-6 9-12 11-20-3-3-8 7-7 11 1 8 10 11 17 12 8 2 16 0 24-2 7-2 10 8 11 13 1 2 2 4 2 6">
          <text:p/>
        </draw:path>
        <draw:path draw:style-name="gr21" draw:layer="layout" svg:width="0.114cm" svg:height="0.162cm" svg:x="3.18cm" svg:y="3.279cm" svg:viewBox="0 0 115 163" svg:d="m43 116c-12 3-22-6-29-15-8-10-16-21-14-35 3-18 16-33 29-46 10-9 19-20 33-20 12 0 24 7 34 14 12 9 15 24 18 38 5 21-7 42-23 55-9 8-22 10-34 14-7 2-13 8-13 15-3 9 3 18 7 27">
          <text:p/>
        </draw:path>
        <draw:path draw:style-name="gr21" draw:layer="layout" svg:width="0.181cm" svg:height="0.11cm" svg:x="3.223cm" svg:y="3.14cm" svg:viewBox="0 0 182 111" svg:d="m117 51c7 10 3 24-3 33-6 11-14 22-27 26-18 4-37-3-54-10-11-5-25-11-31-23-4-12-2-25 1-37 4-14 17-23 29-31 18-12 41-9 59 1 12 6 18 17 26 27 4 6 12 9 18 7 10-2 16-10 23-17 8-9 15-18 24-27">
          <text:p/>
        </draw:path>
        <draw:g>
          <draw:path draw:style-name="gr24" draw:text-style-name="P2" draw:layer="layout" svg:width="0.018cm" svg:height="0.152cm" draw:transform="rotate (0.263370184125944) translate (2.50604453270374cm 2.53222842077072cm)" svg:viewBox="0 0 19 153" svg:d="m0 22c0-8 0-15 0-22 6 0 12 0 19 0 0 7 0 14 0 22-7 0-13 0-19 0zm0 131c0-37 0-74 0-111 6 0 12 0 19 0 0 37 0 74 0 111-7 0-13 0-19 0z">
            <text:p/>
          </draw:path>
          <draw:path draw:style-name="gr25" draw:text-style-name="P2" draw:layer="layout" svg:width="0.09cm" svg:height="0.114cm" draw:transform="rotate (0.263370184125944) translate (2.55430779801205cm 2.55973731484209cm)" svg:viewBox="0 0 91 115" svg:d="m0 80 18-3c1 7 4 13 9 17s11 6 20 6c8 0 15-2 19-5 4-4 6-8 6-13 0-4-2-7-5-10-3-1-9-3-19-6-14-3-24-6-29-9-5-2-9-6-12-10s-4-10-4-15c0-5 1-10 3-14 3-4 6-8 10-10 3-2 6-4 11-6 5-1 11-2 17-2 8 0 16 1 22 4s12 6 15 10 5 10 6 17l-18 2c-1-5-3-10-7-13-4-3-10-5-17-5-9 0-15 2-18 5-4 2-6 6-6 10 0 2 1 4 2 6 2 2 4 4 8 5 1 1 7 2 16 5 13 4 22 6 28 9s9 5 12 9 4 10 4 16c0 7-2 13-5 18-4 6-9 10-16 13-7 3-14 4-23 4-14 0-25-3-33-9-7-6-12-14-14-26z">
            <text:p/>
          </draw:path>
          <draw:path draw:style-name="gr26" draw:text-style-name="P2" draw:layer="layout" svg:width="0.088cm" svg:height="0.112cm" draw:transform="rotate (0.263370184125944) translate (2.66298908516471cm 2.53085396004787cm)" svg:viewBox="0 0 89 113" svg:d="m0 113v-111l17 1v15c8-12 20-18 35-18 6 0 12 1 18 4 6 2 10 5 13 9s4 9 5 14c1 3 1 9 1 18v68h-18v-67c0-8-1-14-2-17s-4-7-8-9c-4-3-8-4-13-4-8 0-15 3-21 8s-8 15-8 29v60z">
            <text:p/>
          </draw:path>
          <draw:path draw:style-name="gr27" draw:text-style-name="P2" draw:layer="layout" svg:width="0.094cm" svg:height="0.154cm" draw:transform="rotate (0.263370184125944) translate (2.76098522248121cm 2.46300238547065cm)" svg:viewBox="0 0 95 155" svg:d="m78 153v-14c-7 11-17 16-31 16-8 0-17-2-24-7-7-5-13-12-17-21-4-8-6-18-6-30 0-11 2-21 5-30s10-16 17-20c7-5 15-8 24-7 7 0 13 1 18 4s10 6 13 11v-55h18v153zm-59-56c0 14 3 25 9 32 6 7 13 11 21 11 8 0 15-4 21-10 6-7 8-17 8-31 0-15-3-26-8-33s-13-11-22-11c-8 0-15 3-21 10-5 7-8 18-8 32z">
            <text:p/>
          </draw:path>
          <draw:path draw:style-name="gr28" draw:text-style-name="P2" draw:layer="layout" svg:width="0.056cm" svg:height="0.018cm" draw:transform="rotate (0.263370184125944) translate (2.89737282405476cm 2.51754851317162cm)" svg:viewBox="0 0 57 19" svg:d="m0 19c0-6 0-13 0-19 19 0 38 0 57 0 0 6 0 13 0 19-19 0-38 0-57 0z">
            <text:p/>
          </draw:path>
          <draw:path draw:style-name="gr29" draw:text-style-name="P2" draw:layer="layout" svg:width="0.148cm" svg:height="0.112cm" draw:transform="rotate (0.263370184125944) translate (2.96133417274618cm 2.45041013669265cm)" svg:viewBox="0 0 149 113" svg:d="m0 113v-110h17v15c3-5 8-10 13-13s13-5 20-5c8 0 15 2 20 5 5 4 9 8 11 14 9-13 20-19 34-19 11 0 19 3 25 9s9 16 9 28v76h-19v-70c0-7 0-12-1-16s-4-6-7-8-7-3-11-3c-8 0-14 3-19 8s-8 13-8 25v64h-19v-72c0-8-1-14-4-19-3-4-8-6-15-6-5 0-10 2-15 4-4 3-7 7-9 13-2 5-3 13-3 23v57z">
            <text:p/>
          </draw:path>
          <draw:path draw:style-name="gr30" draw:text-style-name="P2" draw:layer="layout" svg:width="0.1cm" svg:height="0.114cm" draw:transform="rotate (0.263370184125944) translate (3.12697139058588cm 2.40523094100952cm)" svg:viewBox="0 0 101 115" svg:d="m78 99c-7 6-13 10-20 13-6 2-13 3-20 3-12 0-22-2-28-8-7-6-10-14-10-23 0-6 1-10 4-15 2-4 5-8 9-11s9-4 14-6c3-1 9-2 16-3 15-1 26-4 34-6 0-3 0-4 0-5 0-8-2-13-6-16-4-4-11-6-21-6-9-1-15 1-19 4-4 3-8 9-10 17l-18-3c2-8 5-14 8-19s10-8 17-11 15-4 25-4c9 0 17 1 23 3s10 5 13 9 4 7 5 12c1 4 1 9 1 18v25c0 17 1 28 2 33s2 9 4 13h-19c-2-4-3-8-4-14zm-1-41c-7 2-17 5-31 7-8 1-13 2-16 3s-6 4-8 6-2 6-2 9c0 5 2 10 6 13s9 5 16 5c7 0 14-2 19-5 6-3 10-7 13-13 2-4 3-10 3-19z">
            <text:p/>
          </draw:path>
          <draw:path draw:style-name="gr31" draw:text-style-name="P2" draw:layer="layout" svg:width="0.096cm" svg:height="0.157cm" draw:transform="rotate (0.263370184125944) translate (3.24119864077429cm 2.3749493070475cm)" svg:viewBox="0 0 97 158" svg:d="m4 122 18 3c1 6 3 10 6 12 5 4 11 5 19 5 9 0 15-1 20-5 5-3 8-8 10-14 1-4 1-12 1-24-8 9-18 14-30 14-16 0-27-5-36-16s-12-25-12-40c0-10 2-20 6-29 3-9 9-16 16-21 7-5 16-7 26-7 13 0 23 5 32 16v-14h17v96c0 17-2 30-5 37-4 7-9 13-17 17-7 4-17 6-28 6-13 0-24-3-32-9-8-6-12-15-11-27zm15-66c0 14 3 25 9 32 5 6 13 9 21 9 9 0 16-3 22-9s8-17 8-32c0-13-2-23-8-30-6-7-14-11-22-11-8 0-15 4-21 11s-9 16-9 30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BE" style:font-family-asian="Arial" style:font-family-generic-asian="system" style:font-pitch-asian="variable" style:font-size-asian="24pt" style:language-asian="zh" style:country-asian="CN" style:font-family-complex="Arial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0cm" fo:margin-bottom="0cm" fo:margin-left="0cm" fo:margin-right="0cm" fo:page-width="4.516cm" fo:page-height="4.5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3-10-01T14:09:25</dc:date>
    <dc:creator>yves </dc:creator>
    <meta:document-statistic meta:object-count="78"/>
    <meta:generator>LibreOffice/4.0.2.2$Linux_X86_64 LibreOffice_project/400m0$Build-2</meta:generator>
  </office:meta>
</office:document-meta>
</file>